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Heading_20_3">
      <style:paragraph-properties fo:margin-top="0.564cm" fo:margin-bottom="0.353cm" loext:contextual-spacing="false" fo:line-height="100%" fo:text-align="justify" style:justify-single-word="false"/>
    </style:style>
    <style:style style:name="P4" style:family="paragraph" style:parent-style-name="Title" style:master-page-name="Standard">
      <style:paragraph-properties fo:margin-top="0cm" fo:margin-bottom="0.106cm"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b5zmictq1mt3"/>Władza w Equestrii</text:p>
      <text:p text:style-name="P2"><text:bookmark text:name="_q3jfa8a6w7c1"/>Czyli na co komu alikorny</text:p>
      <text:p text:style-name="P1">Już wiele razy poruszałam temat księżniczek. Dziś chciałabym się bardziej skupić na ich władzy i na tym, czym one się właściwie zajmują oraz czy są w ogóle potrzebne. W swoich rozważaniach pominę Flurry Heart, bo ta może władać co najwyżej sercami swoich rodziców oraz brązowym tronem. Porównam za to equestriańskich władców do monarchów innych państw.</text:p>
      <text:p text:style-name="P1">Generalnie kucyki nie wydają się zbyt rozgarniętą rasą, za to bardzo uległą. Z jednej strony słuchają niektórych władców, a z drugiej nie przeszkadzają im zmiany na tronie – kiedy w alternatywnej rzeczywistości Nightmare Moon wygrała z Celestią, to mieszkańcy Equestrii nie wyglądali na zbyt przejętych. Wygląda to na sytuację, w której pastelowe osiołki zbytnio nie przejmują się tym jak wygląda władza w ich państwie. Po prostu rządzi jakiś alikorn, który staje się lubiany i popularny, ale mało ich obchodzi kim on właściwie jest.</text:p>
      <text:p text:style-name="P3"><text:bookmark text:name="_k6fr8zswcl42"/>Nasze kochane słoneczko</text:p>
      <text:p text:style-name="P1">Celka rządzi najdłużej z tego kwartetu, z czego przez tysiąc lat sama ogarniała ten burdel. Państwo się przez ten czas nie zawaliło, więc jej rządy musiały być całkiem przyzwoite, skoro pod jej skrzydłami nastąpił rozkwit Equestrii – tymczasem takie Griffonstone upadło, zaś jaki mieszkają w chatkach z kupy. O ile solarna księżniczka nie miała rady, która odwalała za nią całą robotę, to wygląd tej niemal utopijnej krainy jest właśnie jej zasługą. Nietrudno zauważyć, że to ona cieszy się największym autorytetem i nie dziwota – Luna była nieobecna przez długi czas, a Cadance i Twilight noszą korony od niedawna. To ona jest tą pierwszą, którą się najpierw pyta o zdanie.</text:p>
      <text:p text:style-name="P1">Jeśli chodzi o moc, to Ceśka wznosi słońce. Musi być przy tym bardzo potężną klaczą. Zresztą wiemy, że jest bardzo uzdolniona magicznie. Jej rola solarnej pani jest niezwykle istotna, jednak w przeszłości robiły to jednorożce. Discord również to potrafi oraz przeładowana cudzą magią Twilight. Jednak prawdopodobnie Celestia jest jedynym kucykiem, który potrafi dokonać tej sztuki samodzielnie i bez magicznych wspomagaczy. I nawet się przy tym nie zmęczy. W dodatku zdarzało jej się walczyć z różnymi potężnymi istotami i choć zazwyczaj przegrywała, to cóż… Fabuła tego wymagała. Jednak nie byli to przeciwnicy, z którymi tak po prostu poradziłby sobie ktokolwiek inny.</text:p>
      <text:p text:style-name="P1">Kucyki szanują i kochają swoją księżniczkę, lecz jak już wcześniej wspomniałam – nie przejęły się zbytnio jej przegraną z Nightmare Moon. Jednak mimo wszystko Celestia ma posłuch wśród poddanych. Sądząc po tym, co widzieliśmy w „A Royal Problem”, to jest to zasługa jej zachowania. Nasze słoneczko jest zawsze miłe, uprzejme i pełne uśmiechów dla swoich poddanych. Taka stabilna i wręcz posągowa władczyni budzi poczucie zaufania i bezpieczeństwa.</text:p>
      <text:p text:style-name="P1">Ogółem w „A Royal Problem” widzieliśmy, że Celestia przede wszystkim spotyka się z kucykami, pokazuje się publicznie oraz uspokaja nastroje społeczne. Przyjmuje też dyplomatów. Wynika z tego, że w dużej mierze pełni rolę reprezentacyjną, ale też stabilizuje to państwo. Księżniczka jest żywym symbolem Equestrii, co widać szczególnie w niektórych rytuałach – wznoszenie słońca podczas Letniego Przesilenia ma cechy niemal religijne.</text:p>
      <text:p text:style-name="P1">Muszę też powiedzieć, że Celestia dba o edukację swoich małych kucyków. W końcu jest dyrektorką jednej z najbardziej prestiżowych szkół w Equestrii. W dodatku sama prowadzi zajęcia, a nawet przyjmuje osobistych uczniów, takich jak Twilight czy Sunset. To nie jest coś, czego spodziewalibyśmy się po koronowanej głowie. Ona naprawdę bardzo się angażuje w działanie dla dobra poddanych.</text:p>
      <text:p text:style-name="P3"><text:bookmark text:name="_rsjh9n8ngy7p"/><text:soft-page-break/>Fochówka księżycówka</text:p>
      <text:p text:style-name="P1">Co wiemy o Lunie? Jest księżniczką nocy, wznosi księżyc i ingeruje w sny swoich poddanych. Dawno temu strzeliła focha i zmieniła się w Nightmare Moon, dlatego Celestia zesłała ją do łagru na księżycu. W alternatywnej rzeczywistości wygrała z siostrą i wydaje się być całkiem spoko władczynią, pomimo skazania poddanych na wieczną noc i rządów żelaznym kopytem.</text:p>
      <text:p text:style-name="P1">Aktualnie Luna rządzi Equestrią na równi z Celestią. W teorii. W praktyce kucyki nie okazują jej takiego szacunku jak starszej klaczy. Uciekają, kiedy granatowa alikorn podnosi głos i generalnie wielu Equestrian się jej boi. Z jednej strony mają prawo, ale z drugiej – wyobrażacie sobie króla, przed którym uciekają właśni poddani? Podczas rozmów w niewielkim gronie? Albo podczas festynu? Ja nie bardzo.</text:p>
      <text:p text:style-name="P1">Jeśli chodzi o jej pracę, to nie było jej przez tysiąc lat. I wiecie co? Nic się nie stało. Nic. Celestia zaopiekowała się księżycem, a poddani miewali koszmary, tak jak ludzie na Ziemi. Może i koszmary nie są zbyt fajne, ale żyję już dwadzieścia dwa lata, wiele razy przyśniło mi się coś okropnego i żyję. Tak jak wszyscy inni. Nie ma żadnej księżniczki Luny, która wbiłaby do snu o ciężkim kolokwium i rozwiązała moje problemy. W tym, w którym smok mnie spalił na wungiel też jej nie było. Po prostu sobie umarłam. Ale w końcu się obudziłam, żyję i nie mam traumy. Co próbuję przez to powiedzieć? Otóż… Praca naszej księżycówki jest zbędna.</text:p>
      <text:p text:style-name="P1">Niby Luna jest blisko ze swoimi poddanymi, ponieważ odwiedza ich w snach, tylko czy aby na pewno? Znaczy, oczywiste, że to robi. Ale nawet ona nie może być w wielu miejscach naraz. A przecież w tym samym czasie więcej niż jeden kucyk może śnić o czymś nieprzyjemnym. W sumie to raczej tak właśnie się dzieje. Poza tym alikorn musiałaby zauważać wszystkie koszmary. Widzieliśmy jak robi to Celestia i cóż – nie da się. W efekcie pewnie niewiele kucyków może się pochwalić tym, że odwiedziła ich sama Pani Nocy.</text:p>
      <text:p text:style-name="P1">No dobrze, Luna też przejmuje dyplomatów i na pewno jest jakimś wsparciem dla Celestii – również w boju. Jednak jej rola jako władczyni jest drugorzędna. Gdyby znowu zniknęła, to kucyki mogłyby tego nawet nie zauważyć. W sumie przy ich poziomie ogarnięcia, to jest to całkiem prawdopodobne. Możliwe, że to się zmieni, jeśli młodsza księżniczka będzie brała aktywniejszy udział w życiu społeczeństwa.</text:p>
      <text:p text:style-name="P3"><text:bookmark text:name="_3me4n76w9sfp"/>Miłość i kryształy</text:p>
      <text:p text:style-name="P1">Może i nie przepadam za Cadance, ale uważam ją za najbardziej kompetentną księżniczkę obok Celestii. Kompetentną w sprawowaniu władzy. Bo Cadance rządzi. W Kryształowym Imperium to jej wola jest prawem, a nie Celestii, Luny czy Twilight. Może i rządzi jakimś śmiesznym i w dodatku zależnym od Equestrii państewkiem, ale przynajmniej rządzi. Prawdopodobnie wynika to w dużej mierze z różnic pomiędzy kryształkami a normalnymi kucykami.</text:p>
      <text:p text:style-name="P1">Kultura kryształków jest inna niż pozostałych kucyków. Region ten zawsze miał osobnego władcę. Celestia i Luna uznały, że po powrocie Imperium, na jego tronie zasiądzie Cadance. Ta się dostosowała – przejęła miejscowe zwyczaje i została łatwo zaakceptowana przez kucyki. A przecież to obca z Equestrii. Nawet jeśli jest w jakiś sposób spokrewniona z poprzednią księżniczką, to raczej nie jest jej sobowtórem. Tymczasem wystarczyło, że objęła władzę nad Kryształowym Sercem i ją zaakceptowano. Możliwe, że to kwestia artefaktu – kto rządzi Sercem, ten panuje.</text:p>
      <text:p text:style-name="P1">Jednak niezależnie od powodów, ta księżniczka jest szanowana i ma realną władzę. Nawet rozkazy jej męża, którego władza pochodzi od niej są respektowane i wykonywane. To wygląda dużo lepiej niż w przypadku Luny i Twilight, które są olewane przez własnych <text:soft-page-break/>poddanych. Inna sprawa, że pozostałe alikorny są księżniczkami Equestrii, a Cadance jest zarówno księżniczką Equestrii, jak i Kryształowego Imperium.</text:p>
      <text:p text:style-name="P1">Właśnie, wracając do hierarchii ważności alikornów – kiedy w „Princess Twilight Sparkle” Luna i Celestia znikają, to gwardziści mówią najmłodszej z księżniczek, że zwracają się do nich, ponieważ królewskie siostry zniknęły, a Cadance jest daleko, w Kryształowym Imperium. Czyli wynika z tego, że Mi Amore jest po Lunie i Celestii, ale przed Twalotem. Ma to sens, zważywszy na wiek tych pań.</text:p>
      <text:p text:style-name="P1">Cadance włada również potężną magią. W serialu zaprezentowała znajomość licznych czarów – ochronnych, ofensywnych, codziennego użytku oraz rozsiewanie miłości. I to ostatnie brzmi nieco przerażająco. Wyobraź sobie, że kłócisz się z koleżanką/kolegą na ulicy, przychodzi taka różowa klacz, rzuca spella i potem budzicie się jako szczęśliwe małżeństwo z trójką źrebiąt. W sumie to niegłupi patent na pozbywanie się swoich wrogów – wyszkolić sobie fanatycznie oddane oddziały kucyków i parować je z wrogami Imperium. Wróg nie zaatakuje, bo mu żona każe wyprowadzić psa i wynieść śmieci. </text:p>
      <text:p text:style-name="P1">Co gorsza – nie wiadomo jak długo działa to zaklęcie, ani czy kucyki, które oberwały o tym w ogóle wiedzą. A jak już widzieliśmy, ona rzuciła to zaklęcie na przypadkowych mieszkańców Canterlot. Bo się kłócili. Nawet nie musieli być parą. Co jeśli to było rodzeństwo? Incest is the wincest? Ciekawe, czy equestriańskie sądy przyjmują skargi na związki, które powstały, ponieważ księżniczka miłości miała taki kaprys. I kto wtedy płaci ewentualne alimenty? Ogółem widzę to trochę tak „Bo wiesz, kochanie, mama poznała tatusia, kiedy przyszedł odebrać długi, bo zwlekałam z zapłatą kredytu na mieszkanie. A że nie miałam akurat pieniędzy, to się awanturowaliśmy, bo nie zamierzałam oddać bez walki mojego telewizora. I wtedy przechodziła ona, księżniczka Mi Amore Cadenza…”</text:p>
      <text:p text:style-name="P1">Tak, to zdecydowanie ostatnia księżniczka, jakiej chciałabym podpaść. Może właśnie dlatego kryształowe kucyki jej słuchają. W sumie strach nie jest złym atrybutem władzy. Szczególnie jeśli prócz kija ma się i marchewkę, a chroniąca Kryształowe Imperium Cadance ma bardzo dużo marchewek. Poza tym dba o swoich poddanych, jednak niekoniecznie robi za taki symbol jak Celestia. Ma w sobie więcej egoizmu oraz życie prywatne.</text:p>
      <text:p text:style-name="P3"><text:bookmark text:name="_nuzgu3z3ru30"/>Porady z Bravo Girl</text:p>
      <text:p text:style-name="P1">No i mamy Twilight Sparkle, wielką bohaterkę Equestrii, Element Magii, uczennicę Celestii oraz najmłodszą księżniczkę. Księżniczkę czego? Przyjaźni! No dobra, ja rozumiem, że Celestia jest księżniczką słońca, Luna nocy, a Cadance Kryształowego Imperium. Ale oprócz tego tamte sprawują władzę, przynajmniej w teorii. A Twalot siedzi w miejscowym odpowiedniku Sosnowca czy innego Radomia, ma zamek ze szkatułki i czasem zorganizuje jakąś imprezę. Poza tym robi za celebrytkę i atrakcję. Przy tym praktycznie nikt jej nie słucha.</text:p>
      <text:p text:style-name="P1">Bez wątpienia Twi zasłużyła się dla kraju. Jednak uważam, że przy tym wszystkim jest beznadziejną księżniczką. Nawet nie ma swojego terytorium i mieszka na wsi. Podczas spotkania z dyplomatami z Maretonii nie została dopuszczona do rozmów. Miała uśmiechać się i machać. Jakby miała pięć latek i była córeczką kogoś postawionego wyżej. Podejrzewam, że coś może w tym być – Celestia widzi w niej substytut córki. Jednak zdaje sobie sprawę z tego, że Twilight póki co nie nadaje się do rządzenia.</text:p>
      <text:p text:style-name="P1">Jedynymi poważnymi rzeczami w królewskiej karierze Twilight były festiwal przyjaźni i rozmowy z jakami, które były porażką, dopóki nie wtrąciła się Pinkie Pie. Zaś podczas festiwalu chciała, aby pozostałe księżniczki odwalały jakieś sztuczki by występ gwiazdki popu wyglądał fajniej. Cóż, one wyglądały na równie zażenowane jak ja, podczas seansu. Ogółem Twilight z jednej strony woda sodowa uderzyła do głowy, a z drugiej wciąż w niej <text:soft-page-break/>siedzi mentalność Murzyna na posyłki Celestii. Ona nie rozumie, że jako księżniczka powinna zachowywać się bardziej po królewsku i z tej władzy korzystać.</text:p>
      <text:p text:style-name="P1">Niestety, ale ona woli uważać się za wielki autorytet w sprawie przyjaźni. Już wiele razy pisałam, co o tym myślę. Problemy z przyjaźnią może w zasadzie rozwiązywać każdy, bo to nie jest jakiś kosmos. Wystarczy inteligencja wyższa niż u ameby i odrobina chęci. Rozumiem, że w Equestrii z tym trudno, no ale nie przesadzajmy. Z tego co widzieliśmy, to różne kucyki pytają o rozwiązanie swoich problemów, które są tak głupie, że Spike by temu podołał. Zresztą, nasz smok w odróżnieniu od Twilight nie ma ciągot do nauki przyjaźni z książek. Księżniczka musi też odpisywać na listy różnych kucyków niczym babka z Bravo Girl.</text:p>
      <text:p text:style-name="P1">„Księżniczko!</text:p>
      <text:p text:style-name="P1">Pokłóciłam się z moją koleżanką – Sweet Roll. Bo ja chciałam iść na „Zmierzch”, a ona wolała jakąś komedię. I powiedziała, że „Zmierzch” jest głupi. Teraz jestem na nią zła, ale tęsknię, więc nie wiem co robić. Pomóż, pls.</text:p>
      <text:p text:style-name="P1">Bounty Snickers”</text:p>
      <text:p text:style-name="P1">A jak wyglądają jej relacje z poddanymi? Tak, że ci albo nie zauważają jej istnienia, albo chcą robić sobie z nią sweet focie. Jednak nie widać, by miała prawdziwy autorytet. Jest atrakcją, bo została alikornem, a to coś niezwykłego. Jednak nie potrafiła ogarnąć miejscowej grupy bronies (odcinek z dziennikiem) i ogółem przez większość czasu jest traktowana jakby była zwykłym kucykiem. Także określiłabym ją mianem atrakcji turystycznej.</text:p>
      <text:p text:style-name="P1">Jeśli chodzi o magię, to wielokrotnie podkreślano, że Twilight jest pod tym względem niezwykle uzdolniona. Jednak pomimo alikornizacji nie była w stanie wygrać pojedynku z komuszką ze wsi. Słabo. Przegrała nawet z roślinami w Everfree. Pod pewnymi względami przypomina Sunbursta – jest świetną teoretyczką, ale z gorzej u niej z praktyką. Jej umysł bywa za ścisły i przez to ją ogranicza.</text:p>
      <text:p text:style-name="P3"><text:bookmark text:name="_g4gf7k6ab6dt"/>To co z tą władzą</text:p>
      <text:p text:style-name="P1">Sądzę, że Equestria poradziłaby sobie bez alikornów. Ewentualnie potrzebowałaby jednego, który władałby słońcem i księżycem. To musiałaby być Celestia, ponieważ reszta nie poradziłaby sobie ze słońcem. Kryształowe Imperium za to wymaga obecności Cadance, ponieważ te kuce mają zbyt poddańczą mentalność po latach tyranii Sombry. Natomiast Luna i Twilight są zupełnie zbędne.</text:p>
      <text:p text:style-name="P1">Jednak kiedy Chrysalis porwała wszystkie księżniczki, to nic się nie stało. Niemal nikt nic nie zauważył. Przynajmniej w Ponyville, w Canterlot czy Kryształowym Imperium to mogło wyglądać zupełnie inaczej. Nawet ciała niebieskie zachowywały się normalnie, co wydaje mi się niedopatrzeniem twórców lub oznacza, że choć Luna i Celestia władają nocą i dniem, to jednak te procesy nie wymagają ich obecności.</text:p>
      <text:p text:style-name="P1">A co z bezpieczeństwem? Przecież to właśnie robi Twilight! Cóż, przykład Starlight pokazuje, że Equestria będzie bezpieczna póki znajdą się kucyki, które są w stanie walczyć o swój świat. Gorzej, że większość Equestrian tego nie potrafi. Jednak skoro kolorowe koniki mogą przetrwać bez alikornów, to jest dla nich nadzieja. Inna sprawa, że dobry strażnik niekoniecznie będzie dobrym władcą.</text:p>
      <text:p text:style-name="P1">Obrazki:</text:p>
      <text:p text:style-name="P1"><text:a xlink:type="simple" xlink:href="https://tyuubatu.deviantart.com/art/Twilight-and-Flurry-676602574" text:style-name="Internet_20_link" text:visited-style-name="Visited_20_Internet_20_Link"><text:span text:style-name="T1">https://tyuubatu.deviantart.com/art/Twilight-and-Flurry-676602574</text:span></text:a></text:p>
      <text:p text:style-name="P1"><text:soft-page-break/><text:a xlink:type="simple" xlink:href="https://inuhoshi-to-darkpen.deviantart.com/art/My-Company-in-Eternity-717462152" text:style-name="Internet_20_link" text:visited-style-name="Visited_20_Internet_20_Link"><text:span text:style-name="T1">https://inuhoshi-to-darkpen.deviantart.com/art/My-Company-in-Eternity-717462152</text:span></text:a></text:p>
      <text:p text:style-name="P1"><text:a xlink:type="simple" xlink:href="https://soulscapecreatives.deviantart.com/art/Cadence-552791910" text:style-name="Internet_20_link" text:visited-style-name="Visited_20_Internet_20_Link"><text:span text:style-name="T1">https://soulscapecreatives.deviantart.com/art/Cadence-552791910</text:span></text:a></text:p>
      <text:p text:style-name="P1"><text:a xlink:type="simple" xlink:href="https://longmuzzlepony.deviantart.com/art/Argh-716861124" text:style-name="Internet_20_link" text:visited-style-name="Visited_20_Internet_20_Link"><text:span text:style-name="T1">https://longmuzzlepony.deviantart.com/art/Argh-716861124</text:span></text:a></text:p>
      <text:p text:style-name="P1"><text:a xlink:type="simple" xlink:href="https://yakovlev-vad.deviantart.com/art/Luna-s-humor-3-715080429" text:style-name="Internet_20_link" text:visited-style-name="Visited_20_Internet_20_Link"><text:span text:style-name="T1">https://yakovlev-vad.deviantart.com/art/Luna-s-humor-3-715080429</text:span></text:a></text:p>
      <text:p text:style-name="P1"><text:a xlink:type="simple" xlink:href="https://longmuzzlepony.deviantart.com/art/Look-a-shooting-star-714222683" text:style-name="Internet_20_link" text:visited-style-name="Visited_20_Internet_20_Link"><text:span text:style-name="T1">https://longmuzzlepony.deviantart.com/art/Look-a-shooting-star-714222683</text:span></text:a></text:p>
      <text:p text:style-name="P1"><text:a xlink:type="simple" xlink:href="https://silfoe.deviantart.com/art/Episode-Art-The-Spar-636389437" text:style-name="Internet_20_link" text:visited-style-name="Visited_20_Internet_20_Link"><text:span text:style-name="T1">https://silfoe.deviantart.com/art/Episode-Art-The-Spar-636389437</text:span></text:a></text:p>
      <text:p text:style-name="P1"><text:a xlink:type="simple" xlink:href="https://arcadianphoenix.deviantart.com/art/FanartLovebutt-517068239" text:style-name="Internet_20_link" text:visited-style-name="Visited_20_Internet_20_Link"><text:span text:style-name="T1">https://arcadianphoenix.deviantart.com/art/FanartLovebutt-517068239</text:span></text:a></text:p>
      <text:p text:style-name="P1"><text:a xlink:type="simple" xlink:href="https://lyra-senpai.deviantart.com/art/Princess-Twilight-Sparkle-566388756" text:style-name="Internet_20_link" text:visited-style-name="Visited_20_Internet_20_Link"><text:span text:style-name="T1">https://lyra-senpai.deviantart.com/art/Princess-Twilight-Sparkle-566388756</text:span></text:a></text:p>
      <text:p text:style-name="P1"><text:a xlink:type="simple" xlink:href="https://kera-moondust.deviantart.com/art/Princess-Cadance-555123054" text:style-name="Internet_20_link" text:visited-style-name="Visited_20_Internet_20_Link"><text:span text:style-name="T1">https://kera-moondust.deviantart.com/art/Princess-Cadance-555123054</text:span></text:a></text:p>
      <text:p text:style-name="P1"><text:a xlink:type="simple" xlink:href="https://pastelmistress.deviantart.com/art/Cadance-and-Cherry-Blossoms-549645602" text:style-name="Internet_20_link" text:visited-style-name="Visited_20_Internet_20_Link"><text:span text:style-name="T1">https://pastelmistress.deviantart.com/art/Cadance-and-Cherry-Blossoms-549645602</text:span></text:a></text:p>
      <text:p text:style-name="P1"><text:a xlink:type="simple" xlink:href="https://silfoe.deviantart.com/art/Under-the-Sun-s-Wings-602059362" text:style-name="Internet_20_link" text:visited-style-name="Visited_20_Internet_20_Link"><text:span text:style-name="T1">https://silfoe.deviantart.com/art/Under-the-Sun-s-Wings-602059362</text:span></text:a></text:p>
      <text:p text:style-name="P1"><text:a xlink:type="simple" xlink:href="https://magnaluna.deviantart.com/art/To-protect-Equestria-685617262" text:style-name="Internet_20_link" text:visited-style-name="Visited_20_Internet_20_Link"><text:span text:style-name="T1">https://magnaluna.deviantart.com/art/To-protect-Equestria-685617262</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7-12-21T00:34:32.645000000</dc:date>
    <meta:editing-duration>PT2H43M41S</meta:editing-duration>
    <meta:editing-cycles>1</meta:editing-cycles>
    <meta:document-statistic meta:table-count="0" meta:image-count="0" meta:object-count="0" meta:page-count="5" meta:paragraph-count="52" meta:word-count="2149" meta:character-count="14873" meta:non-whitespace-character-count="12758"/>
  </office:meta>
</office:document-meta>
</file>